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915b" officeooo:paragraph-rsid="000b915b"/>
    </style:style>
    <style:style style:name="P2" style:family="paragraph" style:parent-style-name="Text_20_body">
      <style:text-properties officeooo:rsid="000d7603" officeooo:paragraph-rsid="000d7603"/>
    </style:style>
    <style:style style:name="P3" style:family="paragraph" style:parent-style-name="Text_20_body">
      <style:text-properties officeooo:rsid="000e30d4" officeooo:paragraph-rsid="000e30d4"/>
    </style:style>
    <style:style style:name="P4" style:family="paragraph" style:parent-style-name="Title">
      <style:text-properties officeooo:rsid="000b915b" officeooo:paragraph-rsid="000b915b"/>
    </style:style>
    <style:style style:name="P5" style:family="paragraph" style:parent-style-name="Text_20_body" style:list-style-name="L1">
      <style:text-properties officeooo:rsid="000b915b" officeooo:paragraph-rsid="000b915b"/>
    </style:style>
    <style:style style:name="P6" style:family="paragraph" style:parent-style-name="Text_20_body">
      <style:text-properties officeooo:rsid="000b915b" officeooo:paragraph-rsid="000b915b"/>
    </style:style>
    <style:style style:name="P7" style:family="paragraph" style:parent-style-name="Text_20_body" style:list-style-name="L2">
      <style:text-properties fo:font-weight="normal" officeooo:rsid="0012f428" officeooo:paragraph-rsid="0012f428" style:font-weight-asian="normal" style:font-weight-complex="normal"/>
    </style:style>
    <style:style style:name="P8" style:family="paragraph" style:parent-style-name="Text_20_body" style:list-style-name="L2">
      <style:text-properties fo:font-weight="normal" officeooo:rsid="00145c1c" officeooo:paragraph-rsid="00145c1c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14efc4" officeooo:paragraph-rsid="0014efc4" style:font-weight-asian="normal" style:font-weight-complex="normal"/>
    </style:style>
    <style:style style:name="P10" style:family="paragraph" style:parent-style-name="Text_20_body" style:list-style-name="L2">
      <style:text-properties officeooo:rsid="0014efc4" officeooo:paragraph-rsid="0014efc4"/>
    </style:style>
    <style:style style:name="P11" style:family="paragraph" style:parent-style-name="Text_20_body">
      <style:text-properties officeooo:rsid="0014efc4" officeooo:paragraph-rsid="0014efc4"/>
    </style:style>
    <style:style style:name="P12" style:family="paragraph" style:parent-style-name="Heading_20_1">
      <style:text-properties officeooo:rsid="000d7603" officeooo:paragraph-rsid="000d7603"/>
    </style:style>
    <style:style style:name="P13" style:family="paragraph" style:parent-style-name="Heading_20_1">
      <style:text-properties officeooo:rsid="000b915b" officeooo:paragraph-rsid="000b915b"/>
    </style:style>
    <style:style style:name="P14" style:family="paragraph" style:parent-style-name="Heading_20_1">
      <style:text-properties officeooo:rsid="0012f428" officeooo:paragraph-rsid="0012f428"/>
    </style:style>
    <style:style style:name="T1" style:family="text">
      <style:text-properties officeooo:rsid="000cb8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f428" style:font-weight-asian="bold" style:font-weight-complex="bold"/>
    </style:style>
    <style:style style:name="T4" style:family="text">
      <style:text-properties officeooo:rsid="000d760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f428" style:font-weight-asian="normal" style:font-weight-complex="normal"/>
    </style:style>
    <style:style style:name="T7" style:family="text">
      <style:text-properties fo:font-weight="normal" officeooo:rsid="00145c1c" style:font-weight-asian="normal" style:font-weight-complex="normal"/>
    </style:style>
    <style:style style:name="T8" style:family="text">
      <style:text-properties officeooo:rsid="00145c1c"/>
    </style:style>
    <style:style style:name="T9" style:family="text">
      <style:text-properties officeooo:rsid="0014ef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истема охранной сигнализации</text:p>
      <text:p text:style-name="P1">Разрабатывается система охранной сигнализации <text:span text:style-name="T4">на базе MK Arduino</text:span>. В состав системы входтят несколько подсистем:</text:p>
      <text:list xml:id="list3435370931586914236" text:style-name="L1">
        <text:list-item>
          <text:p text:style-name="P5"><text:span text:style-name="T2">Мульти-задачный планировщик</text:span> – <text:span text:style-name="T1">ответственный за параллельное выполнение нескольких задач в режиме кооперативной многозадачности</text:span></text:p>
        </text:list-item>
        <text:list-item>
          <text:p text:style-name="P5"><text:span text:style-name="T2">Подсистема съема телеметрии</text:span> – ответственна за съем показаний датчиков</text:p>
        </text:list-item>
        <text:list-item>
          <text:p text:style-name="P5"><text:span text:style-name="T2">Подсистема передачи телеметрии на сервер</text:span> – ответственна за передачу данных на сервер с целью логирования состояния датчиков</text:p>
        </text:list-item>
        <text:list-item>
          <text:p text:style-name="P5"><text:span text:style-name="T2">Подсистема передачи управляющего сигнала на объект</text:span> – ответственна за передачу <text:span text:style-name="T1">управляющего сигнала на объект</text:span></text:p>
        </text:list-item>
        <text:list-item>
          <text:p text:style-name="P5"><text:span text:style-name="T2">Подсистема включения защитных устройств</text:span> – <text:span text:style-name="T1">ответственна за включение охранных устройств: сирены, выпуск отравляющих газов, метание стрел арбалета.</text:span></text:p>
        </text:list-item>
      </text:list>
      <text:h text:style-name="P12" text:outline-level="1">Мультизадачный планировщик</text:h>
      <text:p text:style-name="P2">Архитектура Arduino представляет собой ядро, вызывающее заранее предопределенные функции: функцию инициализации <text:span text:style-name="T2">setup()</text:span> и функцию бесконечного цикла <text:span text:style-name="T2">loop()</text:span>.</text:p>
      <text:p text:style-name="P2">Проблема функции loop() заключается в том, что она однозадачная. Для того, чтобы микроконтроллер мог выполнять параллельно несколько задач, нужно придумать планировщик, который бы управлял задачами, состоящими из нескольких колбеков.</text:p>
      <text:p text:style-name="P2">Планировщик реализован в классе <text:span text:style-name="T2">MTLoop</text:span><text:span text:style-name="T5">, а задача для этого панировщика реализована в классе </text:span><text:span text:style-name="T2">MTTask</text:span><text:span text:style-name="T5">.</text:span></text:p>
      <text:h text:style-name="P13" text:outline-level="1">Подсистема съема телеметрии</text:h>
      <text:h text:style-name="P13" text:outline-level="1">Подсистема передачи телеметрии на сервер</text:h>
      <text:h text:style-name="P13" text:outline-level="1">Подсистема передачи управляющих команд</text:h>
      <text:p text:style-name="P1"/>
      <text:p text:style-name="P1"/>
      <text:p text:style-name="P1"/>
      <text:p text:style-name="P1"/>
      <text:p text:style-name="P1"/>
      <text:h text:style-name="P14" text:outline-level="1"><text:soft-page-break/>Multi Task Scheduler</text:h>
      <text:p text:style-name="P3">Вашему вниманию представляется мультизадачный <text:span text:style-name="T3">планировщик</text:span><text:span text:style-name="T5"> для платформы Arduino </text:span><text:span text:style-name="T2">MTLoop</text:span><text:span text:style-name="T5">, реализующий кооперативную многозадачность.</text:span></text:p>
      <text:p text:style-name="P3"><text:span text:style-name="T5">Цель разработки – создать </text:span><text:span text:style-name="T3">планировщик</text:span><text:span text:style-name="T5">, совместимый со всей гаммой Arduino подобных платформ. Для достижения этой цели был</text:span><text:span text:style-name="T7">и</text:span><text:span text:style-name="T5"> принят</text:span><text:span text:style-name="T7">ы</text:span><text:span text:style-name="T5"> следующ</text:span><text:span text:style-name="T6">и</text:span><text:span text:style-name="T5">е архитектурн</text:span><text:span text:style-name="T6">ы</text:span><text:span text:style-name="T5">е решени</text:span><text:span text:style-name="T6">я</text:span><text:span text:style-name="T5">:</text:span></text:p>
      <text:list xml:id="list8298650145611570775" text:style-name="L2">
        <text:list-item>
          <text:p text:style-name="P7">Для управления задачами используем только цикл <text:span text:style-name="T2">loop()</text:span>, который есть во всех микроконтроллерах и не конфликтует с прерываниями.</text:p>
        </text:list-item>
        <text:list-item>
          <text:p text:style-name="P7">Время микроконтроллера разделяем на небольшие <text:span text:style-name="T8">интервалы времени</text:span>, называемые <text:span text:style-name="T2">TTimeSlot</text:span>. <text:span text:style-name="T8">Тайм-слоты могут следовать один за другим, а могут и пересекаться, если принадлежат разным TTimeSlotChain (см ниже).</text:span></text:p>
        </text:list-item>
        <text:list-item>
          <text:p text:style-name="P8">Все программы должны быть реализованы в виде быстрых задач – <text:span text:style-name="T9">классы, унаследованные от интерфейса </text:span><text:span text:style-name="T2">TTask</text:span>. Быстрая задача – это до 50мкс. Если задача медленная, она разбивается на подзадачи, <text:span text:style-name="T9">которые “склеиваются” в цепочки с помощью TTimeSlotChain (см. ниже)</text:span>.</text:p>
        </text:list-item>
        <text:list-item>
          <text:p text:style-name="P8">Каждая задача привязывается к тайм-слоту. Один тайм-слот может содержать только одну задачу.</text:p>
        </text:list-item>
        <text:list-item>
          <text:p text:style-name="P8">Привязанная к тайм-слоту задача запускается только один раз в интервале времени, <text:span text:style-name="T9">на который настроен TTimeSlot</text:span>.</text:p>
        </text:list-item>
        <text:list-item>
          <text:p text:style-name="P9">Тайм-слоты с привязанными к ним задачами могут следовать последовательно. Для составления цепочек тайм-слотов служит <text:span text:style-name="T2">TTimeSlotChain</text:span>.</text:p>
        </text:list-item>
        <text:list-item>
          <text:p text:style-name="P9">Планировщик <text:span text:style-name="T2">TLoop</text:span> может управлять несколькими цепочками тайм-слотов (TTimeSlotChain) параллельно. </text:p>
        </text:list-item>
        <text:list-item>
          <text:p text:style-name="P10"><text:span text:style-name="T5">Управление планировщику передается внутри функции </text:span><text:span text:style-name="T2">loop</text:span><text:span text:style-name="T5"> путем вызова метода </text:span><text:span text:style-name="T2">Tick()</text:span><text:span text:style-name="T5">.</text:span></text:p>
        </text:list-item>
        <text:list-item>
          <text:p text:style-name="P10"><text:span text:style-name="T5">В планировщике предусмотрены элементарные средства отладки: </text:span><text:span text:style-name="T2">TStat</text:span><text:span text:style-name="T5"> – сбор статистических данных и </text:span><text:span text:style-name="T2">TLog</text:span><text:span text:style-name="T5"> – подсистема логирования</text:span></text:p>
        </text:list-item>
      </text:list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4:31:17.111912652</meta:creation-date>
    <dc:date>2017-05-03T10:08:40.706511908</dc:date>
    <meta:editing-duration>PT18M28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2" meta:paragraph-count="26" meta:word-count="357" meta:character-count="2884" meta:non-whitespace-character-count="2556"/>
  </office:meta>
</office:document-meta>
</file>